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WenQuanYi Micro Hei1" svg:font-family="'WenQuanYi Micro 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FreeSans2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paragraph-rsid="000eae0f"/>
    </style:style>
    <style:style style:name="P2" style:family="paragraph" style:parent-style-name="Standard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officeooo:paragraph-rsid="000eae0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2pt"/>
    </style:style>
    <style:style style:name="P6" style:family="paragraph">
      <style:paragraph-properties>
        <style:tab-stops>
          <style:tab-stop style:position="2.732cm" style:type="center"/>
          <style:tab-stop style:position="5.464cm" style:type="right"/>
        </style:tab-stops>
      </style:paragraph-properties>
    </style:style>
    <style:style style:name="P7" style:family="paragraph">
      <style:paragraph-properties>
        <style:tab-stops>
          <style:tab-stop style:position="4.819cm" style:type="center"/>
          <style:tab-stop style:position="9.638cm" style:type="right"/>
        </style:tab-stops>
      </style:paragraph-properties>
      <style:text-properties fo:color="#660066" style:font-name="Liberation Serif1" fo:font-size="12pt"/>
    </style:style>
    <style:style style:name="P8" style:family="paragraph">
      <style:paragraph-properties>
        <style:tab-stops>
          <style:tab-stop style:position="1.549cm" style:type="center"/>
          <style:tab-stop style:position="3.098cm" style:type="right"/>
        </style:tab-stops>
      </style:paragraph-properties>
    </style:style>
    <style:style style:name="P9" style:family="paragraph">
      <style:paragraph-properties>
        <style:tab-stops>
          <style:tab-stop style:position="2.732cm" style:type="center"/>
          <style:tab-stop style:position="5.464cm" style:type="right"/>
        </style:tab-stops>
      </style:paragraph-properties>
      <style:text-properties fo:color="#cc6699" style:font-name="Liberation Serif1" fo:font-size="12pt"/>
    </style:style>
    <style:style style:name="T1" style:family="text">
      <style:text-properties officeooo:rsid="001f8ab4"/>
    </style:style>
    <style:style style:name="T2" style:family="text">
      <style:text-properties style:font-name="Liberation Serif" officeooo:rsid="001f8ab4"/>
    </style:style>
    <style:style style:name="T3" style:family="text">
      <style:text-properties fo:color="#660066" style:font-name="Liberation Serif" officeooo:rsid="001f8ab4"/>
    </style:style>
    <style:style style:name="T4" style:family="text">
      <style:text-properties fo:color="#ff3399" style:font-name="Liberation Serif" officeooo:rsid="001f8ab4"/>
    </style:style>
    <style:style style:name="T5" style:family="text">
      <style:text-properties fo:color="#cc6699" style:font-name="Liberation Serif" officeooo:rsid="001f8ab4"/>
    </style:style>
    <style:style style:name="T6" style:family="text">
      <style:text-properties fo:font-size="12pt"/>
    </style:style>
    <style:style style:name="T7" style:family="text">
      <style:text-properties fo:color="#660066" style:font-name="Liberation Serif1" fo:font-size="12pt"/>
    </style:style>
    <style:style style:name="T8" style:family="text">
      <style:text-properties fo:color="#cc6699" style:font-name="Liberation Serif1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draw:marker-start-width="0.494cm" draw:marker-end-width="0.494cm" draw:fill="none" draw:textarea-horizontal-align="center" draw:textarea-vertical-align="middle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579d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Fin_20_de_20_línea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svg:stroke-width="0.049cm" svg:stroke-color="#3465a4" draw:marker-start-width="0.494cm" draw:marker-end-width="0.494cm" draw:fill="none" draw:textarea-horizontal-align="center" draw:textarea-vertical-align="middle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ff950e" draw:marker-start-width="0.494cm" draw:marker-end-width="0.494cm" draw:fill="none" draw:textarea-horizontal-align="center" draw:textarea-vertical-align="middle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 style:list-style-name="L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1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color="#000000" draw:fill="none" draw:fill-color="#ffffff" fo:min-height="0.4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width="0.049cm" svg:stroke-color="#660066" draw:marker-start-width="0.494cm" draw:marker-end-width="0.494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49cm" svg:stroke-color="#cc6699" draw:marker-start-width="0.504cm" draw:marker-end-width="0.504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3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line text:anchor-type="paragraph" draw:z-index="13" draw:style-name="gr3" draw:text-style-name="P3" svg:x1="3.799cm" svg:y1="7.054cm" svg:x2="5.815cm" svg:y2="5.964cm"><text:p/></draw:line><draw:line text:anchor-type="paragraph" draw:z-index="12" draw:style-name="gr3" draw:text-style-name="P3" svg:x1="3.799cm" svg:y1="7.054cm" svg:x2="5.815cm" svg:y2="4.011cm"><text:p/></draw:line><draw:line text:anchor-type="paragraph" draw:z-index="11" draw:style-name="gr3" draw:text-style-name="P3" svg:x1="3.799cm" svg:y1="5.053cm" svg:x2="5.815cm" svg:y2="4.011cm"><text:p/></draw:line><draw:line text:anchor-type="paragraph" draw:z-index="10" draw:style-name="gr3" draw:text-style-name="P3" svg:x1="3.799cm" svg:y1="1.199cm" svg:x2="5.815cm" svg:y2="5.963cm"><text:p/></draw:line><draw:line text:anchor-type="paragraph" draw:z-index="9" draw:style-name="gr3" draw:text-style-name="P3" svg:x1="3.799cm" svg:y1="3.117cm" svg:x2="5.815cm" svg:y2="5.964cm"><text:p/></draw:line><draw:line text:anchor-type="paragraph" draw:z-index="7" draw:style-name="gr3" draw:text-style-name="P3" svg:x1="3.799cm" svg:y1="3.117cm" svg:x2="5.815cm" svg:y2="4.011cm"><text:p/></draw:line><draw:line text:anchor-type="paragraph" draw:z-index="6" draw:style-name="gr3" draw:text-style-name="P3" svg:x1="3.799cm" svg:y1="1.199cm" svg:x2="5.815cm" svg:y2="4.011cm"><text:p/></draw:line><draw:line text:anchor-type="paragraph" draw:z-index="5" draw:style-name="gr3" draw:text-style-name="P3" svg:x1="3.799cm" svg:y1="7.054cm" svg:x2="5.815cm" svg:y2="2.092cm"><text:p/></draw:line><draw:line text:anchor-type="paragraph" draw:z-index="4" draw:style-name="gr3" draw:text-style-name="P3" svg:x1="3.799cm" svg:y1="5.053cm" svg:x2="5.815cm" svg:y2="1.993cm"><text:p/></draw:line><draw:line text:anchor-type="paragraph" draw:z-index="3" draw:style-name="gr3" draw:text-style-name="P3" svg:x1="3.799cm" svg:y1="3.035cm" svg:x2="5.815cm" svg:y2="1.993cm"><text:p/></draw:line><draw:line text:anchor-type="paragraph" draw:z-index="2" draw:style-name="gr3" draw:text-style-name="P3" svg:x1="3.799cm" svg:y1="1.199cm" svg:x2="5.815cm" svg:y2="1.993cm"><text:p/></draw:line><draw:ellipse text:anchor-type="paragraph" draw:z-index="1" draw:style-name="gr2" draw:text-style-name="P3" svg:width="0.985cm" svg:height="0.944cm" svg:x="5.816cm" svg:y="1.577cm"><text:p/></draw:ellipse><draw:ellipse text:anchor-type="paragraph" draw:z-index="0" draw:style-name="gr1" draw:text-style-name="P3" svg:width="0.985cm" svg:height="0.944cm" svg:x="8.816cm" svg:y="0.577cm"><text:p/></draw:ellipse><draw:ellipse text:anchor-type="paragraph" draw:z-index="18" draw:style-name="gr7" draw:text-style-name="P3" svg:width="0.985cm" svg:height="0.944cm" svg:x="2.815cm" svg:y="0.577cm"><text:p/></draw:ellipse><draw:line text:anchor-type="paragraph" draw:z-index="8" draw:style-name="gr3" draw:text-style-name="P3" svg:x1="3.799cm" svg:y1="5.054cm" svg:x2="5.815cm" svg:y2="5.964cm"><text:p/></draw:line><draw:ellipse text:anchor-type="paragraph" draw:z-index="23" draw:style-name="gr1" draw:text-style-name="P3" svg:width="0.985cm" svg:height="0.944cm" svg:x="8.816cm" svg:y="0.577cm"><text:p/></draw:ellipse><draw:ellipse text:anchor-type="paragraph" draw:z-index="30" draw:style-name="gr7" draw:text-style-name="P3" svg:width="0.985cm" svg:height="0.944cm" svg:x="2.815cm" svg:y="0.577cm"><text:p/></draw:ellipse><draw:g text:anchor-type="paragraph" draw:z-index="36" draw:style-name="gr4"><svg:title>TexMaths</svg:title><svg:desc>12§display§\hat{x}_1§svg§600§FALSE§</svg:desc><draw:polygon draw:style-name="gr5" draw:text-style-name="P4" svg:width="0.408cm" svg:height="0.357cm" svg:x="9.11cm" svg:y="0.83cm" svg:viewBox="0 0 409 358" draw:points="203,358 0,358 0,0 409,0 409,358"><text:p/></draw:polygon><draw:polygon draw:style-name="gr6" draw:text-style-name="P4" svg:width="0.113cm" svg:height="0.065cm" svg:x="9.186cm" svg:y="0.829cm" svg:viewBox="0 0 114 66" draw:points="57,0 0,59 7,66 57,23 105,66 114,59"><text:p/></draw:polygon><draw:path draw:style-name="gr6" draw:text-style-name="P4" svg:width="0.211cm" svg:height="0.191cm" svg:x="9.121cm" svg:y="0.936cm" svg:viewBox="0 0 212 192" svg:d="M129 60c3-12 12-50 42-50 3 0 12 0 21 4-11 3-20 14-20 23 0 7 4 16 16 16 9 0 24-9 24-25 0-22-26-28-41-28-24 0-39 23-44 32-11-27-34-32-46-32-44 0-68 55-68 65 0 5 4 5 5 5 4 0 5-2 6-5 14-45 42-55 56-55 9 0 23 3 23 27 0 13-7 42-23 102-6 27-21 44-39 44-4 0-13 0-22-5 11-3 20-11 20-23s-9-16-16-16c-12 0-23 12-23 26 0 19 22 27 39 27 29 0 44-30 45-32 6 15 20 32 46 32 44 0 67-54 67-65 0-4-3-4-4-4-4 0-5 2-6 4-13 46-42 56-57 56-16 0-22-14-22-28 0-10 2-18 7-37z"><text:p/></draw:path><draw:path draw:style-name="gr6" draw:text-style-name="P4" svg:width="0.108cm" svg:height="0.196cm" svg:x="9.382cm" svg:y="0.99cm" svg:viewBox="0 0 109 197" svg:d="M67 8c0-8 0-8-8-8-20 19-47 19-59 19v11c7 0 26 0 43-8v151c0 10 0 13-30 13h-11v11c5 0 42-1 53-1 10 0 47 1 54 1v-11h-12c-30 0-30-3-30-13z"><text:p/></draw:path></draw:g><draw:g text:anchor-type="paragraph" draw:z-index="39" draw:style-name="gr4"><svg:title>TexMaths</svg:title><svg:desc>12§display§x_1§svg§600§FALSE§</svg:desc><draw:polygon draw:style-name="gr5" draw:text-style-name="P4" svg:width="0.407cm" svg:height="0.244cm" svg:x="3.122cm" svg:y="0.943cm" svg:viewBox="0 0 408 245" draw:points="203,245 0,245 0,0 408,0 408,245"><text:p/></draw:polygon><draw:path draw:style-name="gr6" draw:text-style-name="P4" svg:width="0.21cm" svg:height="0.192cm" svg:x="3.134cm" svg:y="0.937cm" svg:viewBox="0 0 211 193" svg:d="M129 60c3-12 12-50 42-50 3 0 12 0 21 4-11 3-20 14-20 23 0 8 4 16 16 16 9 0 23-8 23-25 0-22-25-28-40-28-24 0-39 23-44 32-11-27-34-32-46-32-44 0-68 55-68 65 0 5 4 5 5 5 4 0 5-1 6-5 14-45 42-55 56-55 9 0 23 3 23 27 0 14-7 42-23 103-6 26-21 43-39 43-4 0-13 0-22-5 11-2 20-11 20-23s-9-15-16-15c-12 0-23 12-23 25 0 19 22 28 39 28 29 0 44-31 45-33 6 16 20 33 46 33 44 0 67-55 67-65 0-5-3-5-4-5-4 0-5 2-6 5-13 45-42 55-57 55-16 0-22-13-22-28 0-9 2-18 7-37z"><text:p/></draw:path><draw:path draw:style-name="gr6" draw:text-style-name="P4" svg:width="0.108cm" svg:height="0.196cm" svg:x="3.394cm" svg:y="0.993cm" svg:viewBox="0 0 109 197" svg:d="M67 8c0-8 0-8-8-8-20 19-47 19-59 19v11c7 0 26 0 43-8v151c0 10 0 14-30 14h-11v10c5 0 42-1 53-1 10 0 47 1 54 1v-10h-12c-30 0-30-4-30-14z"><text:p/></draw:path></draw:g><draw:g text:anchor-type="paragraph" draw:z-index="70" draw:style-name="gr4"><svg:title>TexMaths</svg:title><svg:desc>14§display§W_1§svg§600§FALSE§</svg:desc><draw:polygon draw:style-name="gr5" draw:text-style-name="P4" svg:width="0.659cm" svg:height="0.41cm" svg:x="4.657cm" svg:y="0.79cm" svg:viewBox="0 0 660 411" draw:points="331,411 0,411 0,0 660,0 660,411"><text:p/></draw:polygon><draw:path draw:style-name="gr6" draw:text-style-name="P4" svg:width="0.489cm" svg:height="0.348cm" svg:x="4.683cm" svg:y="0.787cm" svg:viewBox="0 0 490 349" svg:d="M426 57c12-22 24-39 54-42 5 0 10 0 10-9 0-3-1-6-5-6-13 0-27 1-38 1-17 0-35-1-52-1-3 0-10 0-10 10 0 5 4 5 9 5 11 0 28 5 28 20 0 6-2 8-6 15l-133 234-18-245c-2-11-2-24 33-24 9 0 14 0 14-9 0-6-5-6-8-6-20 0-39 1-60 1-11 0-39-1-52-1-3 0-9 0-9 10 0 5 5 5 12 5 22 0 25 3 26 13l3 38-125 218-19-250c0-7 0-19 38-19 5 0 11 0 11-9 0-6-7-6-7-6-20 0-41 1-62 1-17 0-35-1-52-1-1 0-8 0-8 10 0 5 4 5 13 5 23 0 25 5 25 19l22 302c2 9 2 13 9 13 5 0 7-3 11-11l146-253 18 251c1 10 3 13 8 13 6 0 9-6 11-10z"><text:p/></draw:path><draw:path draw:style-name="gr6" draw:text-style-name="P4" svg:width="0.126cm" svg:height="0.229cm" svg:x="5.158cm" svg:y="0.97cm" svg:viewBox="0 0 127 230" svg:d="M78 10c0-10 0-10-9-10-23 22-55 22-69 22v13c8 0 31 0 50-10v177c0 11 0 15-35 15h-12v13c5 0 49-2 61-2s55 2 63 2v-13h-14c-35 0-35-4-35-15z"><text:p/></draw:path></draw:g><draw:g text:anchor-type="paragraph" draw:z-index="71" draw:style-name="gr4"><svg:title>TexMaths</svg:title><svg:desc>14§display§W_2§svg§600§FALSE§</svg:desc><draw:polygon draw:style-name="gr5" draw:text-style-name="P4" svg:width="0.665cm" svg:height="0.414cm" svg:x="7.216cm" svg:y="0.8cm" svg:viewBox="0 0 666 415" draw:points="334,415 0,415 0,0 666,0 666,415"><text:p/></draw:polygon><draw:path draw:style-name="gr6" draw:text-style-name="P4" svg:width="0.493cm" svg:height="0.351cm" svg:x="7.241cm" svg:y="0.796cm" svg:viewBox="0 0 494 352" svg:d="M429 57c12-22 25-39 55-42 5 0 10 0 10-9 0-3-1-6-5-6-13 0-27 1-38 1-18 0-36-1-53-1-3 0-10 0-10 10 0 5 4 5 9 5 11 0 28 5 28 20 0 6-2 8-6 15l-133 236-18-247c-2-11-2-24 33-24 9 0 14 0 14-9 0-6-5-6-8-6-20 0-39 1-60 1-11 0-39-1-52-1-3 0-10 0-10 10 0 5 5 5 13 5 22 0 25 3 26 13l3 38-128 220-19-252c0-7 0-19 38-19 5 0 11 0 11-9 0-6-7-6-7-6-20 0-41 1-62 1-17 0-35-1-52-1-1 0-8 0-8 10 0 5 4 5 13 5 23 0 25 5 25 19l22 305c2 9 2 13 9 13 5 0 7-3 11-11l149-256 18 254c1 10 3 13 8 13 6 0 9-6 11-10z"><text:p/></draw:path><draw:path draw:style-name="gr6" draw:text-style-name="P4" svg:width="0.154cm" svg:height="0.231cm" svg:x="7.705cm" svg:y="0.979cm" svg:viewBox="0 0 155 232" svg:d="M155 169h-14c0 8-4 28-8 32-3 1-29 1-35 1h-63c36-32 48-43 69-58 26-21 51-43 51-77 0-42-39-67-82-67-44 0-73 31-73 62 0 18 15 19 18 19 9 0 18-5 18-18 0-6-1-18-19-18 10-25 33-32 50-32 35 0 53 26 53 54 0 31-22 56-33 69l-84 83c-3 3-3 3-3 13h143z"><text:p/></draw:path></draw:g><draw:rect text:anchor-type="paragraph" draw:z-index="78" draw:style-name="gr18" draw:text-style-name="P3" svg:width="4.811cm" svg:height="9.863cm" svg:x="2.247cm" svg:y="-0.134cm"><text:p/></draw:rect><draw:frame text:anchor-type="paragraph" draw:z-index="79" draw:style-name="gr17" draw:text-style-name="P7" svg:width="3.031cm" svg:height="0.489cm" svg:x="3.679cm" svg:y="-0.134cm"><draw:text-box><text:p text:style-name="P6"><text:span text:style-name="T7">Codificador</text:span></text:p></draw:text-box></draw:frame><draw:rect text:anchor-type="paragraph" draw:z-index="80" draw:style-name="gr19" draw:text-style-name="P3" svg:width="5.46cm" svg:height="8.275cm" svg:x="5.495cm" svg:y="0.395cm"><text:p/></draw:rect><text:line-break/></text:p>
      <text:p text:style-name="P1"><draw:ellipse text:anchor-type="paragraph" draw:z-index="14" draw:style-name="gr1" draw:text-style-name="P3" svg:width="0.985cm" svg:height="0.944cm" svg:x="8.816cm" svg:y="1.603cm"><text:p/></draw:ellipse><draw:g text:anchor-type="paragraph" draw:z-index="15" draw:style-name="gr4"><svg:title>TexMaths</svg:title><svg:desc>12§display§\hat{x}_2§svg§600§FALSE§</svg:desc><draw:polygon draw:style-name="gr5" draw:text-style-name="P4" svg:width="0.407cm" svg:height="0.356cm" svg:x="9.109cm" svg:y="1.892cm" svg:viewBox="0 0 408 357" draw:points="203,357 0,357 0,0 408,0 408,357"><text:p/></draw:polygon><draw:polygon draw:style-name="gr6" draw:text-style-name="P4" svg:width="0.113cm" svg:height="0.065cm" svg:x="9.184cm" svg:y="1.891cm" svg:viewBox="0 0 114 66" draw:points="57,0 0,59 7,66 57,23 105,66 114,59"><text:p/></draw:polygon><draw:path draw:style-name="gr6" draw:text-style-name="P4" svg:width="0.21cm" svg:height="0.191cm" svg:x="9.121cm" svg:y="2cm" svg:viewBox="0 0 211 192" svg:d="M129 60c3-12 12-50 42-50 3 0 12 0 21 4-11 3-20 14-20 23 0 7 4 16 16 16 9 0 23-9 23-25 0-22-25-28-40-28-24 0-39 23-44 32-11-27-34-32-46-32-44 0-68 55-68 65 0 5 4 5 5 5 4 0 5-2 6-5 14-45 42-55 56-55 9 0 23 3 23 27 0 13-7 42-23 102-6 27-21 44-39 44-4 0-13 0-22-5 11-3 20-11 20-23s-9-16-16-16c-12 0-23 12-23 26 0 19 22 27 39 27 29 0 44-30 45-32 6 15 20 32 46 32 44 0 67-54 67-65 0-4-3-4-4-4-4 0-5 2-6 4-13 46-42 56-57 56-16 0-22-14-22-28 0-10 2-18 7-37z"><text:p/></draw:path><draw:path draw:style-name="gr6" draw:text-style-name="P4" svg:width="0.131cm" svg:height="0.196cm" svg:x="9.368cm" svg:y="2.053cm" svg:viewBox="0 0 132 197" svg:d="M132 143h-11c0 7-4 24-7 28-3 1-25 1-30 1h-54c31-28 41-36 59-49 22-18 43-37 43-65 0-36-33-58-70-58s-62 26-62 53c0 15 13 17 16 17 7 0 15-5 15-16 0-5-1-16-17-16 9-21 29-27 43-27 30 0 46 23 46 47 0 26-19 47-29 57l-72 71c-2 3-2 3-2 11h122z"><text:p/></draw:path></draw:g><draw:ellipse text:anchor-type="paragraph" draw:z-index="17" draw:style-name="gr1" draw:text-style-name="P3" svg:width="0.985cm" svg:height="0.944cm" svg:x="8.816cm" svg:y="1.603cm"><text:p/></draw:ellipse><draw:g text:anchor-type="paragraph" draw:z-index="16" draw:style-name="gr4"><svg:title>TexMaths</svg:title><svg:desc>12§display§\hat{x}_3§svg§600§FALSE§</svg:desc><draw:polygon draw:style-name="gr5" draw:text-style-name="P4" svg:width="0.411cm" svg:height="0.36cm" svg:x="9.118cm" svg:y="3.885cm" svg:viewBox="0 0 412 361" draw:points="205,361 0,361 0,0 412,0 412,361"><text:p/></draw:polygon><draw:polygon draw:style-name="gr6" draw:text-style-name="P4" svg:width="0.114cm" svg:height="0.066cm" svg:x="9.196cm" svg:y="3.881cm" svg:viewBox="0 0 115 67" draw:points="57,0 0,60 7,67 57,23 106,67 115,60"><text:p/></draw:polygon><draw:path draw:style-name="gr6" draw:text-style-name="P4" svg:width="0.212cm" svg:height="0.194cm" svg:x="9.13cm" svg:y="3.99cm" svg:viewBox="0 0 213 195" svg:d="M131 61c3-13 12-51 42-51 3 0 12 0 21 4-11 3-20 14-20 23 0 7 4 17 16 17 9 0 23-10 23-26 0-22-25-28-40-28-24 0-39 23-44 32-12-27-36-32-48-32-44 0-68 56-68 66 0 4 4 4 5 4 4 0 5-1 6-4 14-46 42-56 56-56 9 0 24 3 24 27 0 14-8 43-24 103-6 28-21 45-39 45-4 0-13 0-22-5 11-2 20-11 20-23 0-13-9-17-16-17-12 0-23 13-23 27 0 19 22 28 39 28 29 0 44-30 45-34 6 17 21 34 48 34 44 0 67-56 67-67 0-5-3-5-4-5-4 0-5 3-6 5-13 47-42 57-57 57-17 0-23-13-23-28 0-11 2-19 7-39z"><text:p/></draw:path><draw:path draw:style-name="gr6" draw:text-style-name="P4" svg:width="0.137cm" svg:height="0.204cm" svg:x="9.376cm" svg:y="4.043cm" svg:viewBox="0 0 138 205" svg:d="M65 99c24 0 41 16 41 48 0 38-22 49-40 49-12 0-37-3-50-21 14 0 18-10 18-17 0-11-8-17-17-17s-17 5-17 18c0 28 31 46 67 46 42 0 71-27 71-58 0-24-19-47-53-54 32-11 44-33 44-52 0-23-28-41-62-41-32 0-57 16-57 40 0 11 6 16 15 16s14-7 14-15c0-10-5-16-14-16 10-13 30-17 42-17 13 0 31 8 31 33 0 14-3 27-12 37s-18 12-32 12c-7 1-9 1-10 1s-3 0-3 3c0 5 3 5 8 5z"><text:p/></draw:path></draw:g><draw:ellipse text:anchor-type="paragraph" draw:z-index="19" draw:style-name="gr1" draw:text-style-name="P3" svg:width="0.985cm" svg:height="0.944cm" svg:x="8.816cm" svg:y="5.604cm"><text:p/></draw:ellipse><draw:ellipse text:anchor-type="paragraph" draw:z-index="20" draw:style-name="gr1" draw:text-style-name="P3" svg:width="0.985cm" svg:height="0.944cm" svg:x="8.816cm" svg:y="5.604cm"><text:p/></draw:ellipse><draw:g text:anchor-type="paragraph" draw:z-index="21" draw:style-name="gr4"><svg:title>TexMaths</svg:title><svg:desc>12§display§\hat{x}_4§svg§600§FALSE§</svg:desc><draw:polygon draw:style-name="gr5" draw:text-style-name="P4" svg:width="0.407cm" svg:height="0.356cm" svg:x="9.109cm" svg:y="5.878cm" svg:viewBox="0 0 408 357" draw:points="203,357 0,357 0,0 408,0 408,357"><text:p/></draw:polygon><draw:polygon draw:style-name="gr6" draw:text-style-name="P4" svg:width="0.113cm" svg:height="0.065cm" svg:x="9.184cm" svg:y="5.877cm" svg:viewBox="0 0 114 66" draw:points="57,0 0,59 7,66 57,23 105,66 114,59"><text:p/></draw:polygon><draw:path draw:style-name="gr6" draw:text-style-name="P4" svg:width="0.21cm" svg:height="0.191cm" svg:x="9.121cm" svg:y="5.984cm" svg:viewBox="0 0 211 192" svg:d="M129 60c3-12 12-50 42-50 3 0 12 0 21 4-11 3-20 14-20 23 0 7 4 16 16 16 9 0 23-9 23-25 0-22-25-28-40-28-24 0-39 23-44 32-11-27-34-32-46-32-44 0-68 55-68 65 0 5 4 5 5 5 4 0 5-2 6-5 14-45 42-55 56-55 9 0 23 3 23 27 0 13-7 42-23 102-6 27-21 44-39 44-4 0-13 0-22-5 11-3 20-11 20-23s-9-16-16-16c-12 0-23 12-23 26 0 19 22 27 39 27 29 0 44-30 45-32 6 15 20 32 46 32 44 0 67-54 67-65 0-4-3-4-4-4-4 0-5 2-6 4-13 46-42 56-57 56-16 0-22-14-22-28 0-10 2-18 7-37z"><text:p/></draw:path><draw:path draw:style-name="gr6" draw:text-style-name="P4" svg:width="0.145cm" svg:height="0.2cm" svg:x="9.36cm" svg:y="6.035cm" svg:viewBox="0 0 146 201" svg:d="M146 151v-10h-33v-133c0-6 0-8-6-8-4 0-5 0-9 4l-98 137v10h87v26c0 9 0 13-24 13h-8v11c16-2 34-2 44-2 12 0 30 0 46 2v-11h-9c-23 0-23-4-23-13v-26zM90 32v109h-79z"><text:p/></draw:path></draw:g><draw:ellipse text:anchor-type="paragraph" draw:z-index="24" draw:style-name="gr7" draw:text-style-name="P3" svg:width="0.985cm" svg:height="0.944cm" svg:x="2.815cm" svg:y="1.603cm"><text:p/></draw:ellipse><draw:ellipse text:anchor-type="paragraph" draw:z-index="25" draw:style-name="gr7" draw:text-style-name="P3" svg:width="0.985cm" svg:height="0.944cm" svg:x="2.815cm" svg:y="1.603cm"><text:p/></draw:ellipse><draw:ellipse text:anchor-type="paragraph" draw:z-index="26" draw:style-name="gr7" draw:text-style-name="P3" svg:width="0.985cm" svg:height="0.944cm" svg:x="2.815cm" svg:y="3.604cm"><text:p/></draw:ellipse><draw:ellipse text:anchor-type="paragraph" draw:z-index="27" draw:style-name="gr7" draw:text-style-name="P3" svg:width="0.985cm" svg:height="0.944cm" svg:x="2.815cm" svg:y="3.604cm"><text:p/></draw:ellipse><draw:ellipse text:anchor-type="paragraph" draw:z-index="28" draw:style-name="gr7" draw:text-style-name="P3" svg:width="0.985cm" svg:height="0.944cm" svg:x="2.815cm" svg:y="5.604cm"><text:p/></draw:ellipse><draw:ellipse text:anchor-type="paragraph" draw:z-index="29" draw:style-name="gr7" draw:text-style-name="P3" svg:width="0.985cm" svg:height="0.944cm" svg:x="2.815cm" svg:y="5.604cm"><text:p/></draw:ellipse><draw:ellipse text:anchor-type="paragraph" draw:z-index="22" draw:style-name="gr8" draw:text-style-name="P3" svg:width="0.985cm" svg:height="0.944cm" svg:x="5.816cm" svg:y="0.603cm"><text:p/></draw:ellipse><draw:ellipse text:anchor-type="paragraph" draw:z-index="31" draw:style-name="gr8" draw:text-style-name="P3" svg:width="0.985cm" svg:height="0.944cm" svg:x="5.816cm" svg:y="0.603cm"><text:p/></draw:ellipse><draw:ellipse text:anchor-type="paragraph" draw:z-index="32" draw:style-name="gr8" draw:text-style-name="P3" svg:width="0.985cm" svg:height="0.944cm" svg:x="5.816cm" svg:y="2.604cm"><text:p/></draw:ellipse><draw:ellipse text:anchor-type="paragraph" draw:z-index="33" draw:style-name="gr8" draw:text-style-name="P3" svg:width="0.985cm" svg:height="0.944cm" svg:x="5.816cm" svg:y="2.604cm"><text:p/></draw:ellipse><draw:ellipse text:anchor-type="paragraph" draw:z-index="34" draw:style-name="gr8" draw:text-style-name="P3" svg:width="0.985cm" svg:height="0.944cm" svg:x="5.816cm" svg:y="4.604cm"><text:p/></draw:ellipse><draw:ellipse text:anchor-type="paragraph" draw:z-index="35" draw:style-name="gr8" draw:text-style-name="P3" svg:width="0.985cm" svg:height="0.944cm" svg:x="5.816cm" svg:y="6.604cm"><text:p/></draw:ellipse><draw:ellipse text:anchor-type="paragraph" draw:z-index="37" draw:style-name="gr7" draw:text-style-name="P3" svg:width="0.985cm" svg:height="0.944cm" svg:x="8.816cm" svg:y="3.604cm"><text:p/></draw:ellipse><draw:ellipse text:anchor-type="paragraph" draw:z-index="38" draw:style-name="gr7" draw:text-style-name="P3" svg:width="0.985cm" svg:height="0.944cm" svg:x="8.816cm" svg:y="3.604cm"><text:p/></draw:ellipse><draw:g text:anchor-type="paragraph" draw:z-index="40" draw:style-name="gr4"><draw:polygon draw:style-name="gr5" draw:text-style-name="P4" svg:width="0.407cm" svg:height="0.244cm" svg:x="3.12cm" svg:y="2.002cm" svg:viewBox="0 0 408 245" draw:points="203,245 0,245 0,0 408,0 408,245"><text:p/></draw:polygon><draw:path draw:style-name="gr6" draw:text-style-name="P4" svg:width="0.21cm" svg:height="0.192cm" svg:x="3.131cm" svg:y="1.998cm" svg:viewBox="0 0 211 193" svg:d="M129 60c3-12 12-50 42-50 3 0 12 0 21 4-11 3-20 14-20 23 0 8 4 16 16 16 9 0 23-8 23-25 0-22-25-28-40-28-24 0-39 23-44 32-11-27-34-32-46-32-44 0-68 55-68 65 0 5 4 5 5 5 4 0 5-1 6-5 14-45 42-55 56-55 9 0 23 3 23 27 0 14-7 42-23 103-6 26-21 43-39 43-4 0-13 0-22-5 11-2 20-11 20-23s-9-15-16-15c-12 0-23 12-23 25 0 19 22 28 39 28 29 0 44-31 45-33 6 16 20 33 46 33 44 0 67-55 67-65 0-5-3-5-4-5-4 0-5 2-6 5-13 45-42 55-57 55-16 0-22-13-22-28 0-9 2-18 7-37z"><text:p/></draw:path><draw:path draw:style-name="gr6" draw:text-style-name="P4" svg:width="0.131cm" svg:height="0.196cm" svg:x="3.378cm" svg:y="2.053cm" svg:viewBox="0 0 132 197" svg:d="M132 143h-11c0 7-4 24-7 28-3 1-25 1-30 1h-54c31-28 41-36 59-49 22-18 43-36 43-65 0-36-33-58-70-58s-62 26-62 53c0 16 13 17 16 17 7 0 15-5 15-16 0-5-1-15-17-15 9-22 29-28 43-28 30 0 46 23 46 47 0 26-19 47-29 58l-72 71c-2 2-2 2-2 10h122z"><text:p/></draw:path></draw:g><draw:g text:anchor-type="paragraph" draw:z-index="41" draw:style-name="gr4"><svg:title>TexMaths</svg:title><svg:desc>12§display§x_3§svg§600§FALSE§</svg:desc><draw:polygon draw:style-name="gr5" draw:text-style-name="P4" svg:width="0.407cm" svg:height="0.243cm" svg:x="3.129cm" svg:y="3.998cm" svg:viewBox="0 0 408 244" draw:points="203,244 0,244 0,0 408,0 408,244"><text:p/></draw:polygon><draw:path draw:style-name="gr6" draw:text-style-name="P4" svg:width="0.21cm" svg:height="0.191cm" svg:x="3.141cm" svg:y="3.992cm" svg:viewBox="0 0 211 192" svg:d="M129 60c3-12 12-50 42-50 3 0 12 0 21 4-11 3-20 14-20 23 0 7 4 16 16 16 9 0 23-9 23-25 0-22-25-28-40-28-24 0-39 23-44 32-11-27-34-32-46-32-44 0-68 55-68 65 0 5 4 5 5 5 4 0 5-2 6-5 14-45 42-55 56-55 9 0 23 3 23 27 0 13-7 42-23 102-6 26-21 43-39 43-4 0-13 0-22-5 11-2 20-10 20-22s-9-16-16-16c-12 0-23 12-23 25 0 19 22 28 39 28 29 0 44-30 45-33 6 16 20 33 46 33 44 0 67-54 67-65 0-5-3-5-4-5-4 0-5 3-6 5-13 46-42 55-57 55-16 0-22-13-22-27 0-10 2-18 7-38z"><text:p/></draw:path><draw:path draw:style-name="gr6" draw:text-style-name="P4" svg:width="0.135cm" svg:height="0.202cm" svg:x="3.384cm" svg:y="4.048cm" svg:viewBox="0 0 136 203" svg:d="M65 98c24 0 40 16 40 48 0 36-21 47-39 47-12 0-37-2-50-20 14 0 18-11 18-17 0-10-8-16-17-16s-17 5-17 17c0 28 31 46 67 46 41 0 69-28 69-57 0-24-19-47-51-54 31-11 42-33 42-51 0-23-26-41-60-41-32 0-57 16-57 40 0 10 6 15 15 15s14-6 14-14c0-10-5-16-14-16 10-13 30-17 42-17 13 0 31 8 31 33 0 13-3 26-12 36s-18 12-32 12c-7 1-9 1-10 1s-3 0-3 3c0 5 3 5 8 5z"><text:p/></draw:path></draw:g><draw:g text:anchor-type="paragraph" draw:z-index="42" draw:style-name="gr4"><svg:title>TexMaths</svg:title><svg:desc>12§display§x_4§svg§600§FALSE§</svg:desc><draw:polygon draw:style-name="gr5" draw:text-style-name="P4" svg:width="0.407cm" svg:height="0.244cm" svg:x="3.097cm" svg:y="5.991cm" svg:viewBox="0 0 408 245" draw:points="203,245 0,245 0,0 408,0 408,245"><text:p/></draw:polygon><draw:path draw:style-name="gr6" draw:text-style-name="P4" svg:width="0.21cm" svg:height="0.191cm" svg:x="3.108cm" svg:y="5.985cm" svg:viewBox="0 0 211 192" svg:d="M129 60c3-12 12-50 42-50 3 0 12 0 21 4-11 3-20 14-20 23 0 7 4 16 16 16 9 0 23-9 23-25 0-22-25-28-40-28-24 0-39 23-44 32-11-27-34-32-46-32-44 0-68 55-68 65 0 5 4 5 5 5 4 0 5-2 6-5 14-45 42-55 56-55 9 0 23 3 23 27 0 13-7 42-23 102-6 27-21 44-39 44-4 0-13 0-22-5 11-3 20-11 20-23s-9-16-16-16c-12 0-23 12-23 26 0 19 22 27 39 27 29 0 44-30 45-32 6 15 20 32 46 32 44 0 67-54 67-65 0-4-3-4-4-4-4 0-5 2-6 4-13 46-42 56-57 56-16 0-22-14-22-28 0-10 2-18 7-37z"><text:p/></draw:path><draw:path draw:style-name="gr6" draw:text-style-name="P4" svg:width="0.145cm" svg:height="0.2cm" svg:x="3.346cm" svg:y="6.037cm" svg:viewBox="0 0 146 201" svg:d="M146 151v-10h-33v-133c0-6 0-8-6-8-4 0-5 0-9 4l-98 137v10h87v26c0 9 0 13-24 13h-8v11c16-2 34-2 44-2 12 0 30 0 46 2v-11h-9c-23 0-23-4-23-13v-26zM90 32v109h-79z"><text:p/></draw:path></draw:g><draw:line text:anchor-type="paragraph" draw:z-index="43" draw:style-name="gr3" draw:text-style-name="P3" svg:x1="6.8cm" svg:y1="0.992cm" svg:x2="8.816cm" svg:y2="0.226cm"><text:p/></draw:line><draw:line text:anchor-type="paragraph" draw:z-index="44" draw:style-name="gr3" draw:text-style-name="P3" svg:x1="6.8cm" svg:y1="0.991cm" svg:x2="8.816cm" svg:y2="2.048cm"><text:p/></draw:line><draw:line text:anchor-type="paragraph" draw:z-index="45" draw:style-name="gr3" draw:text-style-name="P3" svg:x1="6.8cm" svg:y1="0.991cm" svg:x2="8.816cm" svg:y2="4.032cm"><text:p/></draw:line><draw:line text:anchor-type="paragraph" draw:z-index="46" draw:style-name="gr3" draw:text-style-name="P3" svg:x1="6.8cm" svg:y1="0.991cm" svg:x2="8.816cm" svg:y2="6.043cm"><text:p/></draw:line><draw:line text:anchor-type="paragraph" draw:z-index="47" draw:style-name="gr3" draw:text-style-name="P3" svg:x1="6.8cm" svg:y1="3.001cm" svg:x2="8.816cm" svg:y2="2.048cm"><text:p/></draw:line><draw:line text:anchor-type="paragraph" draw:z-index="48" draw:style-name="gr3" draw:text-style-name="P3" svg:x1="6.8cm" svg:y1="3.001cm" svg:x2="8.816cm" svg:y2="0.226cm"><text:p/></draw:line><draw:line text:anchor-type="paragraph" draw:z-index="49" draw:style-name="gr3" draw:text-style-name="P3" svg:x1="6.8cm" svg:y1="3cm" svg:x2="8.816cm" svg:y2="4.032cm"><text:p/></draw:line><draw:line text:anchor-type="paragraph" draw:z-index="50" draw:style-name="gr3" draw:text-style-name="P3" svg:x1="6.8cm" svg:y1="3cm" svg:x2="8.816cm" svg:y2="6.103cm"><text:p/></draw:line><draw:line text:anchor-type="paragraph" draw:z-index="51" draw:style-name="gr3" draw:text-style-name="P3" svg:x1="6.8cm" svg:y1="4.985cm" svg:x2="8.816cm" svg:y2="4.032cm"><text:p/></draw:line><draw:line text:anchor-type="paragraph" draw:z-index="52" draw:style-name="gr3" draw:text-style-name="P3" svg:x1="6.8cm" svg:y1="4.985cm" svg:x2="8.816cm" svg:y2="6.103cm"><text:p/></draw:line><draw:line text:anchor-type="paragraph" draw:z-index="53" draw:style-name="gr3" draw:text-style-name="P3" svg:x1="6.8cm" svg:y1="4.985cm" svg:x2="8.816cm" svg:y2="0.226cm"><text:p/></draw:line><draw:line text:anchor-type="paragraph" draw:z-index="54" draw:style-name="gr3" draw:text-style-name="P3" svg:x1="6.8cm" svg:y1="4.985cm" svg:x2="8.816cm" svg:y2="2.048cm"><text:p/></draw:line><draw:g text:anchor-type="paragraph" draw:z-index="55" draw:style-name="gr4"><svg:title>TexMaths</svg:title><svg:desc>12§display§h_1§svg§600§FALSE§</svg:desc><draw:polygon draw:style-name="gr5" draw:text-style-name="P4" svg:width="0.408cm" svg:height="0.356cm" svg:x="6.096cm" svg:y="0.888cm" svg:viewBox="0 0 409 357" draw:points="204,357 0,357 0,0 409,0 409,357"><text:p/></draw:polygon><draw:path draw:style-name="gr6" draw:text-style-name="P4" svg:width="0.207cm" svg:height="0.298cm" svg:x="6.119cm" svg:y="0.884cm" svg:viewBox="0 0 208 299" svg:d="M98 5c0 0 0-5-6-5-9 0-41 4-51 5-4 0-8 0-8 8 0 5 4 5 10 5 20 0 22 2 22 7l-2 9-62 243c-1 6-1 8-1 10 0 10 8 12 12 12 7 0 14-5 16-11l8-32 9-39c3-9 5-19 8-28 1-3 3-16 4-18 2-5 15-28 29-40 10-7 22-14 41-14 18 0 22 14 22 28 0 23-16 70-26 95-3 11-6 16-6 24 0 19 16 35 35 35 39 0 56-62 56-66s-5-4-6-4c-3 0-3 2-6 8-6 22-20 52-43 52-7 0-11-4-11-14s5-20 9-30c6-18 25-68 25-92 0-28-17-46-48-46-28 0-47 13-63 32z"><text:p/></draw:path><draw:path draw:style-name="gr6" draw:text-style-name="P4" svg:width="0.108cm" svg:height="0.196cm" svg:x="6.37cm" svg:y="1.046cm" svg:viewBox="0 0 109 197" svg:d="M67 8c0-8 0-8-8-8-20 19-47 19-59 19v11c7 0 26 0 43-8v151c0 10 0 13-30 13h-11v11c5 0 42-1 53-1 10 0 47 1 54 1v-11h-12c-30 0-30-3-30-13z"><text:p/></draw:path></draw:g><draw:g text:anchor-type="paragraph" draw:z-index="56" draw:style-name="gr4"><svg:title>TexMaths</svg:title><svg:desc>12§display§h_2§svg§600§FALSE§</svg:desc><draw:polygon draw:style-name="gr5" draw:text-style-name="P4" svg:width="0.408cm" svg:height="0.356cm" svg:x="6.07cm" svg:y="2.885cm" svg:viewBox="0 0 409 357" draw:points="204,357 0,357 0,0 409,0 409,357"><text:p/></draw:polygon><draw:path draw:style-name="gr6" draw:text-style-name="P4" svg:width="0.207cm" svg:height="0.298cm" svg:x="6.095cm" svg:y="2.884cm" svg:viewBox="0 0 208 299" svg:d="M98 5c0 0 0-5-6-5-9 0-41 4-51 5-4 0-8 0-8 8 0 5 4 5 10 5 20 0 22 2 22 7l-2 9-62 243c-1 6-1 8-1 10 0 10 8 12 12 12 7 0 14-5 16-11l8-32 9-39c3-9 5-19 8-28 1-3 3-16 4-18 2-5 15-28 29-40 10-7 22-14 41-14 18 0 22 14 22 28 0 23-16 70-26 95-3 11-6 16-6 24 0 19 16 35 35 35 39 0 56-62 56-66s-5-4-6-4c-3 0-3 2-6 8-6 22-20 52-43 52-7 0-11-4-11-14s5-20 9-30c6-18 25-68 25-92 0-28-17-46-48-46-28 0-47 13-63 32z"><text:p/></draw:path><draw:path draw:style-name="gr6" draw:text-style-name="P4" svg:width="0.131cm" svg:height="0.196cm" svg:x="6.329cm" svg:y="3.046cm" svg:viewBox="0 0 132 197" svg:d="M132 143h-11c0 7-4 24-7 28-3 1-26 1-30 1h-54c31-28 41-36 58-49 23-18 44-37 44-65 0-36-33-58-70-58s-62 26-62 53c0 15 13 17 16 17 7 0 15-5 15-16 0-5-1-16-17-16 9-21 29-27 43-27 30 0 46 23 46 47 0 26-19 47-29 57l-72 71c-2 3-2 3-2 11h122z"><text:p/></draw:path></draw:g><draw:g text:anchor-type="paragraph" draw:z-index="57" draw:style-name="gr4"><svg:title>TexMaths</svg:title><svg:desc>12§display§h_3§svg§600§FALSE§</svg:desc><draw:polygon draw:style-name="gr5" draw:text-style-name="P4" svg:width="0.408cm" svg:height="0.355cm" svg:x="6.096cm" svg:y="4.88cm" svg:viewBox="0 0 409 356" draw:points="204,356 0,356 0,0 409,0 409,356"><text:p/></draw:polygon><draw:path draw:style-name="gr6" draw:text-style-name="P4" svg:width="0.207cm" svg:height="0.297cm" svg:x="6.119cm" svg:y="4.879cm" svg:viewBox="0 0 208 298" svg:d="M98 5c0 0 0-5-6-5-9 0-41 4-51 5-4 0-8 0-8 8 0 5 4 5 10 5 20 0 22 2 22 7l-2 9-62 243c-1 6-1 7-1 9 0 10 8 12 12 12 7 0 14-5 16-11l8-32 9-38c3-10 5-19 8-29 1-2 3-16 4-18 2-5 15-27 29-39 10-8 22-15 41-15 18 0 22 15 22 29 0 23-16 69-26 95-3 10-6 15-6 23 0 20 16 35 35 35 39 0 56-62 56-66 0-3-5-3-6-3-3 0-3 1-6 7-6 23-20 53-43 53-7 0-11-5-11-15 0-9 5-20 9-30 6-18 25-68 25-92 0-27-17-45-48-45-28 0-47 13-63 32z"><text:p/></draw:path><draw:path draw:style-name="gr6" draw:text-style-name="P4" svg:width="0.135cm" svg:height="0.201cm" svg:x="6.353cm" svg:y="5.041cm" svg:viewBox="0 0 136 202" svg:d="M65 98c23 0 40 16 40 48 0 36-21 47-39 47-12 0-37-3-50-21 14 0 17-10 17-16 0-10-7-16-16-16s-17 5-17 17c0 27 31 45 67 45 41 0 69-27 69-56 0-24-19-47-51-54 31-11 42-33 42-51 0-23-27-41-60-41-32 0-57 16-57 40 0 10 6 15 15 15 8 0 14-6 14-14 0-10-6-16-14-16 10-13 30-17 42-17 13 0 31 8 31 33 0 13-4 26-12 36-9 10-18 12-32 12-7 1-9 1-10 1s-2 0-2 3c0 5 2 5 7 5z"><text:p/></draw:path></draw:g><draw:ellipse text:anchor-type="paragraph" draw:z-index="58" draw:style-name="gr7" draw:text-style-name="P3" svg:width="0.985cm" svg:height="0.944cm" svg:x="2.815cm" svg:y="7.604cm"><text:p/></draw:ellipse><draw:ellipse text:anchor-type="paragraph" draw:z-index="59" draw:style-name="gr7" draw:text-style-name="P3" svg:width="0.985cm" svg:height="0.944cm" svg:x="2.815cm" svg:y="7.604cm"><text:p/></draw:ellipse><draw:ellipse text:anchor-type="paragraph" draw:z-index="60" draw:style-name="gr8" draw:text-style-name="P3" svg:width="0.985cm" svg:height="0.944cm" svg:x="5.816cm" svg:y="6.604cm"><text:p/></draw:ellipse><draw:g text:anchor-type="paragraph" draw:z-index="61" draw:style-name="gr4"><svg:title>TexMaths</svg:title><svg:desc>12§display§b§svg§600§FALSE§</svg:desc><draw:polygon draw:style-name="gr5" draw:text-style-name="P4" svg:width="0.18cm" svg:height="0.293cm" svg:x="6.212cm" svg:y="6.921cm" svg:viewBox="0 0 181 294" draw:points="91,294 0,294 0,0 181,0 181,294"><text:p/></draw:polygon><draw:path draw:style-name="gr6" draw:text-style-name="P4" svg:width="0.155cm" svg:height="0.299cm" svg:x="6.231cm" svg:y="6.92cm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draw:g text:anchor-type="paragraph" draw:z-index="62" draw:style-name="gr4"><svg:title>TexMaths</svg:title><svg:desc>12§display§b§svg§600§FALSE§</svg:desc><draw:polygon draw:style-name="gr5" draw:text-style-name="P4" svg:width="0.18cm" svg:height="0.293cm" svg:x="3.226cm" svg:y="7.928cm" svg:viewBox="0 0 181 294" draw:points="91,294 0,294 0,0 181,0 181,294"><text:p/></draw:polygon><draw:path draw:style-name="gr6" draw:text-style-name="P4" svg:width="0.155cm" svg:height="0.299cm" svg:x="3.247cm" svg:y="7.927cm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draw:line text:anchor-type="paragraph" draw:z-index="63" draw:style-name="gr3" draw:text-style-name="P3" svg:x1="3.799cm" svg:y1="8.038cm" svg:x2="5.815cm" svg:y2="4.99cm"><text:p/></draw:line><draw:line text:anchor-type="paragraph" draw:z-index="64" draw:style-name="gr3" draw:text-style-name="P3" svg:x1="3.799cm" svg:y1="8.038cm" svg:x2="5.815cm" svg:y2="3.037cm"><text:p/></draw:line><draw:line text:anchor-type="paragraph" draw:z-index="65" draw:style-name="gr3" draw:text-style-name="P3" svg:x1="3.799cm" svg:y1="8.039cm" svg:x2="5.815cm" svg:y2="1.02cm"><text:p/></draw:line><draw:line text:anchor-type="paragraph" draw:z-index="66" draw:style-name="gr3" draw:text-style-name="P3" svg:x1="6.8cm" svg:y1="7.056cm" svg:x2="8.816cm" svg:y2="6.103cm"><text:p/></draw:line><draw:line text:anchor-type="paragraph" draw:z-index="67" draw:style-name="gr3" draw:text-style-name="P3" svg:x1="6.8cm" svg:y1="7.055cm" svg:x2="8.816cm" svg:y2="4.032cm"><text:p/></draw:line><draw:line text:anchor-type="paragraph" draw:z-index="68" draw:style-name="gr3" draw:text-style-name="P3" svg:x1="6.8cm" svg:y1="7.056cm" svg:x2="8.816cm" svg:y2="2.048cm"><text:p/></draw:line><draw:line text:anchor-type="paragraph" draw:z-index="69" draw:style-name="gr3" draw:text-style-name="P3" svg:x1="6.8cm" svg:y1="7.056cm" svg:x2="8.816cm" svg:y2="0.226cm"><text:p/></draw:line><draw:g text:anchor-type="paragraph" draw:z-index="72" draw:style-name="gr9"><svg:title>TexMaths</svg:title><svg:desc>14§display§b_1§svg§600§FALSE§</svg:desc><draw:polygon draw:style-name="gr10" draw:text-style-name="P4" svg:width="0.406cm" svg:height="0.414cm" svg:x="4.651cm" svg:y="7.053cm" svg:viewBox="0 0 407 415" draw:points="203,415 0,415 0,0 407,0 407,415"><text:p/></draw:polygon><draw:path draw:style-name="gr11" draw:text-style-name="P4" svg:width="0.181cm" svg:height="0.347cm" svg:x="4.675cm" svg:y="7.052cm" svg:viewBox="0 0 182 348" svg:d="M95 6c0 0 0-6-7-6-11 0-47 4-60 6-4 0-10 0-10 9 0 6 6 6 13 6 24 0 25 3 25 8 0 3-6 20-7 31l-41 161c-7 23-8 32-8 49 0 47 27 78 63 78 59 0 119-74 119-146 0-44-25-78-66-78-22 0-43 14-57 30zM49 191c3-9 3-11 7-16 24-33 46-40 60-40 17 0 31 14 31 47 0 29-17 85-25 104-17 32-39 51-59 51-17 0-34-14-34-51 0-8 0-18 9-49z"><text:p/></draw:path><draw:path draw:style-name="gr12" draw:text-style-name="P4" svg:width="0.126cm" svg:height="0.228cm" svg:x="4.899cm" svg:y="7.239cm" svg:viewBox="0 0 127 229" svg:d="M78 10c0-10 0-10-9-10-23 22-55 22-69 22v13c8 0 31 0 50-10v176c0 11 0 15-35 15h-12v13c5 0 49-1 61-1s55 1 63 1v-13h-14c-35 0-35-4-35-15z"><text:p/></draw:path></draw:g><draw:g text:anchor-type="paragraph" draw:z-index="73" draw:style-name="gr9"><svg:title>TexMaths</svg:title><svg:desc>14§display§b_2§svg§600§FALSE§</svg:desc><draw:polygon draw:style-name="gr13" draw:text-style-name="P4" svg:width="0.406cm" svg:height="0.414cm" svg:x="7.65cm" svg:y="7.058cm" svg:viewBox="0 0 407 415" draw:points="203,415 0,415 0,0 407,0 407,415"><text:p/></draw:polygon><draw:path draw:style-name="gr14" draw:text-style-name="P4" svg:width="0.181cm" svg:height="0.347cm" svg:x="7.674cm" svg:y="7.056cm" svg:viewBox="0 0 182 348" svg:d="M95 6c0 0 0-6-7-6-11 0-47 4-60 6-4 0-10 0-10 9 0 6 6 6 13 6 24 0 25 3 25 8 0 3-6 20-7 31l-41 161c-7 23-8 32-8 49 0 47 27 78 63 78 59 0 119-74 119-146 0-44-25-78-66-78-22 0-43 14-57 30zM49 191c3-9 3-11 7-16 24-33 46-40 60-40 17 0 31 14 31 47 0 29-17 85-25 104-17 32-39 51-59 51-17 0-34-14-34-51 0-8 0-18 9-49z"><text:p/></draw:path><draw:path draw:style-name="gr15" draw:text-style-name="P4" svg:width="0.153cm" svg:height="0.228cm" svg:x="7.882cm" svg:y="7.243cm" svg:viewBox="0 0 154 229" svg:d="M154 166h-13c0 9-4 28-8 32-3 2-29 2-35 2h-63c36-32 48-42 69-58 26-21 50-41 50-75 0-42-38-67-81-67-44 0-73 31-73 61 0 19 15 20 18 20 9 0 18-6 18-18 0-6-1-18-19-18 10-25 33-32 50-32 35 0 53 26 53 54 0 31-22 54-33 67l-84 82c-3 3-3 3-3 13h143z"><text:p/></draw:path></draw:g><draw:frame text:anchor-type="paragraph" draw:z-index="74" draw:style-name="gr16" svg:width="2.08cm" svg:height="0.489cm" svg:x="2.641cm" svg:y="8.902cm"><draw:text-box><text:p>Entrada</text:p></draw:text-box></draw:frame><draw:frame text:anchor-type="paragraph" draw:z-index="75" draw:style-name="gr16" svg:width="2.08cm" svg:height="0.489cm" svg:x="2.641cm" svg:y="8.902cm"><draw:text-box><text:p>Entrada</text:p></draw:text-box></draw:frame><draw:frame text:anchor-type="paragraph" draw:z-index="76" draw:style-name="gr17" draw:text-style-name="P5" svg:width="2.08cm" svg:height="0.489cm" svg:x="5.773cm" svg:y="8.902cm"><draw:text-box><text:p><text:span text:style-name="T6">Oculta</text:span></text:p></draw:text-box></draw:frame><draw:frame text:anchor-type="paragraph" draw:z-index="77" draw:style-name="gr17" draw:text-style-name="P5" svg:width="2.08cm" svg:height="0.489cm" svg:x="8.737cm" svg:y="8.902cm"><draw:text-box><text:p><text:span text:style-name="T6">Salida</text:span></text:p></draw:text-box></draw:frame><draw:frame text:anchor-type="paragraph" draw:z-index="81" draw:style-name="gr20" draw:text-style-name="P9" svg:width="2.668cm" svg:height="0.489cm" svg:x="8.287cm" svg:y="7.056cm"><draw:text-box><text:p text:style-name="P8"><text:span text:style-name="T8">Decodificado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WenQuanYi Micro Hei1" svg:font-family="'WenQuanYi Micro 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FreeSans2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Fin_20_de_20_línea_20_4" draw:display-name="Fin de línea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1T18:08:30.541088301</meta:creation-date>
    <dc:date>2016-09-12T00:24:23.509048102</dc:date>
    <meta:editing-duration>PT5H10M18S</meta:editing-duration>
    <meta:editing-cycles>13</meta:editing-cycles>
    <meta:generator>LibreOffice/4.3.3.2$Linux_X86_64 LibreOffice_project/430m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